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1.502cm"/>
    </style:style>
    <style:style style:name="gr3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0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66cm"/>
    </style:style>
    <style:style style:name="gr7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497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ff6633" draw:textarea-horizontal-align="justify" draw:textarea-vertical-align="middle" draw:auto-grow-height="false" fo:min-height="1.285cm" fo:min-width="1.035cm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11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12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solid" draw:fill-color="#00ae00" draw:textarea-horizontal-align="justify" draw:textarea-vertical-align="middle" draw:auto-grow-height="false" fo:min-height="0cm" fo:min-width="1.168cm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21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687cm"/>
    </style:style>
    <style:style style:name="gr25" style:family="graphic" style:parent-style-name="objectwithoutfill">
      <style:graphic-properties draw:marker-start="Arrowheads_20_2" draw:marker-end="Arrowheads_20_2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0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/>
    </style:style>
    <style:style style:name="gr35" style:family="graphic" style:parent-style-name="objectwithoutfill">
      <style:graphic-properties svg:stroke-width="0.051cm" svg:stroke-color="#cc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38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text-position="sub 58%" style:font-name="Times New Roman" fo:font-size="14pt" style:font-size-asian="14pt" style:font-size-complex="14pt"/>
    </style:style>
    <style:style style:name="T3" style:family="text">
      <style:text-properties style:font-name="Times New Roman2" fo:font-size="10pt" style:font-name-asian="Times New Roman2" style:font-size-asian="10pt" style:font-name-complex="Times New Roman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54cm" svg:y1="2.707cm" svg:x2="3.554cm" svg:y2="4.208cm">
          <text:p/>
        </draw:line>
        <draw:line draw:style-name="gr1" draw:text-style-name="P1" draw:layer="layout" svg:x1="5.13cm" svg:y1="2.709cm" svg:x2="5.13cm" svg:y2="4.21cm">
          <text:p/>
        </draw:line>
        <draw:custom-shape draw:style-name="gr2" draw:text-style-name="P1" draw:layer="layout" svg:width="2.002cm" svg:height="0.225cm" svg:x="3.22cm" svg:y="3.41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43cm" svg:y1="3.535cm" svg:x2="11.476cm" svg:y2="3.535cm">
          <text:p/>
        </draw:line>
        <draw:line draw:style-name="gr3" draw:text-style-name="P1" draw:layer="layout" svg:x1="6.222cm" svg:y1="3.535cm" svg:x2="11.412cm" svg:y2="2.735cm">
          <text:p/>
        </draw:line>
        <draw:line draw:style-name="gr3" draw:text-style-name="P1" draw:layer="layout" svg:x1="6.223cm" svg:y1="3.536cm" svg:x2="11.412cm" svg:y2="4.236cm">
          <text:p/>
        </draw:line>
        <draw:line draw:style-name="gr3" draw:text-style-name="P1" draw:layer="layout" svg:x1="11.478cm" svg:y1="3.536cm" svg:x2="16.668cm" svg:y2="2.736cm">
          <text:p/>
        </draw:line>
        <draw:line draw:style-name="gr3" draw:text-style-name="P1" draw:layer="layout" svg:x1="11.478cm" svg:y1="3.538cm" svg:x2="16.667cm" svg:y2="4.238cm">
          <text:p/>
        </draw:line>
        <draw:line draw:style-name="gr3" draw:text-style-name="P1" draw:layer="layout" svg:x1="11.442cm" svg:y1="2.747cm" svg:x2="19.92cm" svg:y2="2.747cm">
          <text:p/>
        </draw:line>
        <draw:line draw:style-name="gr3" draw:text-style-name="P1" draw:layer="layout" svg:x1="11.444cm" svg:y1="4.255cm" svg:x2="19.921cm" svg:y2="4.255cm">
          <text:p/>
        </draw:line>
        <draw:line draw:style-name="gr4" draw:text-style-name="P1" draw:layer="layout" svg:x1="6.199cm" svg:y1="4.78cm" svg:x2="6.199cm" svg:y2="2.278cm">
          <text:p/>
        </draw:line>
        <draw:line draw:style-name="gr4" draw:text-style-name="P1" draw:layer="layout" svg:x1="11.453cm" svg:y1="4.781cm" svg:x2="11.453cm" svg:y2="2.279cm">
          <text:p/>
        </draw:line>
        <draw:line draw:style-name="gr4" draw:text-style-name="P1" draw:layer="layout" svg:x1="16.707cm" svg:y1="4.782cm" svg:x2="16.707cm" svg:y2="2.28cm">
          <text:p/>
        </draw:line>
        <draw:frame draw:style-name="gr5" draw:text-style-name="P3" draw:layer="layout" svg:width="1.561cm" svg:height="0.748cm" svg:x="3.775cm" svg:y="2.92cm">
          <draw:text-box>
            <text:p text:style-name="P2"><text:span text:style-name="T1">+side</text:span></text:p>
          </draw:text-box>
        </draw:frame>
        <draw:frame draw:style-name="gr6" draw:text-style-name="P3" draw:layer="layout" svg:width="1.466cm" svg:height="0.762cm" svg:x="3.844cm" svg:y="3.555cm">
          <draw:text-box>
            <text:p text:style-name="P2"><text:span text:style-name="T1">-side</text:span></text:p>
          </draw:text-box>
        </draw:frame>
        <draw:line draw:style-name="gr7" draw:text-style-name="P1" draw:layer="layout" svg:x1="19.279cm" svg:y1="6.235cm" svg:x2="20.3cm" svg:y2="6.235cm">
          <text:p/>
        </draw:line>
        <draw:line draw:style-name="gr7" draw:text-style-name="P1" draw:layer="layout" svg:x1="19.297cm" svg:y1="6.235cm" svg:x2="19.297cm" svg:y2="5.261cm">
          <text:p/>
        </draw:line>
        <draw:frame draw:style-name="gr8" draw:text-style-name="P3" draw:layer="layout" svg:width="1.168cm" svg:height="0.747cm" svg:x="19.66cm" svg:y="5.515cm">
          <draw:text-box>
            <text:p><text:span text:style-name="T1">+z</text:span></text:p>
          </draw:text-box>
        </draw:frame>
        <draw:frame draw:style-name="gr8" draw:text-style-name="P3" draw:layer="layout" svg:width="1.168cm" svg:height="0.747cm" svg:x="18.898cm" svg:y="4.753cm">
          <draw:text-box>
            <text:p><text:span text:style-name="T1">+x</text:span></text:p>
          </draw:text-box>
        </draw:frame>
        <draw:custom-shape draw:style-name="gr9" draw:text-style-name="P4" draw:layer="layout" svg:width="2.169cm" svg:height="2.169cm" svg:x="18.465cm" svg:y="2.409cm">
          <text:p text:style-name="P1"><text:span text:style-name="T1">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895cm" svg:height="0.895cm" svg:x="9.883cm" svg:y="4.36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95cm" svg:height="0.894cm" svg:x="9.883cm" svg:y="0.10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34cm" svg:height="0.334cm" svg:x="7.491cm" svg:y="2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68cm" svg:height="0.167cm" svg:x="6.824cm" svg:y="4.6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33cm" svg:height="0.333cm" svg:x="15.373cm" svg:y="4.5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68cm" svg:height="0.167cm" svg:x="14.705cm" svg:y="2.258cm">
          <text:p/>
          <draw:enhanced-geometry svg:viewBox="0 0 21600 21600" draw:mirror-vertical="true" draw:type="rectangle" draw:enhanced-path="M 0 0 L 21600 0 21600 21600 0 21600 0 0 Z N"/>
        </draw:custom-shape>
        <draw:frame draw:style-name="gr15" draw:text-style-name="P3" draw:layer="layout" svg:width="1.226cm" svg:height="0.966cm" svg:x="7.658cm" svg:y="1.824cm">
          <draw:text-box>
            <text:p text:style-name="P2"><text:span text:style-name="T1">+V</text:span><text:span text:style-name="T2">c1</text:span></text:p>
          </draw:text-box>
        </draw:frame>
        <draw:frame draw:style-name="gr16" draw:text-style-name="P3" draw:layer="layout" svg:width="1.483cm" svg:height="0.748cm" svg:x="6.991cm" svg:y="4.805cm">
          <draw:text-box>
            <text:p text:style-name="P2"><text:span text:style-name="T1">GND</text:span></text:p>
          </draw:text-box>
        </draw:frame>
        <draw:frame draw:style-name="gr17" draw:text-style-name="P3" draw:layer="layout" svg:width="1.483cm" svg:height="0.747cm" svg:x="13.63cm" svg:y="2.067cm">
          <draw:text-box>
            <text:p text:style-name="P2"><text:span text:style-name="T1">GND</text:span></text:p>
          </draw:text-box>
        </draw:frame>
        <draw:frame draw:style-name="gr18" draw:text-style-name="P3" draw:layer="layout" svg:width="1.493cm" svg:height="0.959cm" svg:x="2.914cm" svg:y="4.199cm">
          <draw:text-box>
            <text:p text:style-name="P2"><text:span text:style-name="T1">Slit 1</text:span></text:p>
          </draw:text-box>
        </draw:frame>
        <draw:frame draw:style-name="gr19" draw:text-style-name="P3" draw:layer="layout" svg:width="1.493cm" svg:height="0.747cm" svg:x="4.388cm" svg:y="4.211cm">
          <draw:text-box>
            <text:p text:style-name="P2"><text:span text:style-name="T1">Slit 2</text:span></text:p>
          </draw:text-box>
        </draw:frame>
        <draw:frame draw:style-name="gr20" draw:text-style-name="P3" draw:layer="layout" svg:width="2.224cm" svg:height="1.165cm" draw:transform="rotate (1.5707963267949) translate (6.15cm 5.982cm)">
          <draw:text-box>
            <text:p text:style-name="P2"><text:span text:style-name="T1">Grating 1</text:span></text:p>
          </draw:text-box>
        </draw:frame>
        <draw:line draw:style-name="gr21" draw:text-style-name="P1" draw:layer="layout" svg:x1="9.493cm" svg:y1="2.643cm" svg:x2="11.161cm" svg:y2="2.643cm">
          <text:p/>
        </draw:line>
        <draw:frame draw:style-name="gr16" draw:text-style-name="P3" draw:layer="layout" svg:width="1.483cm" svg:height="0.748cm" svg:x="9.652cm" svg:y="2.081cm">
          <draw:text-box>
            <text:p text:style-name="P2"><text:span text:style-name="T1">GND</text:span></text:p>
          </draw:text-box>
        </draw:frame>
        <draw:frame draw:style-name="gr15" draw:text-style-name="P3" draw:layer="layout" svg:width="1.226cm" svg:height="0.966cm" svg:x="14.986cm" svg:y="4.734cm">
          <draw:text-box>
            <text:p text:style-name="P2"><text:span text:style-name="T1">+V</text:span><text:span text:style-name="T2">c2</text:span></text:p>
          </draw:text-box>
        </draw:frame>
        <draw:frame draw:style-name="gr22" draw:text-style-name="P3" draw:layer="layout" svg:width="1.675cm" svg:height="0.966cm" svg:x="10.644cm" svg:y="-0.042cm">
          <draw:text-box>
            <text:p text:style-name="P2"><text:span text:style-name="T1">+V</text:span><text:span text:style-name="T2">pillars</text:span></text:p>
          </draw:text-box>
        </draw:frame>
        <draw:frame draw:style-name="gr20" draw:text-style-name="P3" draw:layer="layout" svg:width="2.224cm" svg:height="1.165cm" draw:transform="rotate (1.5707963267949) translate (11.425cm 5.982cm)">
          <draw:text-box>
            <text:p text:style-name="P2"><text:span text:style-name="T1">Grating 2</text:span></text:p>
          </draw:text-box>
        </draw:frame>
        <draw:frame draw:style-name="gr20" draw:text-style-name="P3" draw:layer="layout" svg:width="2.224cm" svg:height="1.165cm" draw:transform="rotate (1.5707963267949) translate (16.626cm 5.982cm)">
          <draw:text-box>
            <text:p text:style-name="P2"><text:span text:style-name="T1">Grating 3</text:span></text:p>
          </draw:text-box>
        </draw:frame>
        <draw:frame draw:style-name="gr23" draw:text-style-name="P3" draw:layer="layout" svg:width="1.595cm" svg:height="0.966cm" svg:x="9.581cm" svg:y="5.038cm">
          <draw:text-box>
            <text:p text:style-name="P2"><text:span text:style-name="T1">-V</text:span><text:span text:style-name="T2">pillars</text:span></text:p>
          </draw:text-box>
        </draw:frame>
        <draw:frame draw:style-name="gr24" draw:text-style-name="P3" draw:layer="layout" svg:width="2.187cm" svg:height="1.029cm" svg:x="18.561cm" svg:y="0.303cm">
          <draw:text-box>
            <text:p text:style-name="P2"><text:span text:style-name="T1">Top view</text:span></text:p>
            <text:p text:style-name="P2"><text:span text:style-name="T1">Not to scale</text:span></text:p>
          </draw:text-box>
        </draw:frame>
        <draw:line draw:style-name="gr25" draw:text-style-name="P5" draw:layer="layout" svg:x1="6.223cm" svg:y1="6.258cm" svg:x2="11.468cm" svg:y2="6.258cm">
          <text:p/>
        </draw:line>
        <draw:line draw:style-name="gr25" draw:text-style-name="P5" draw:layer="measurelines" svg:x1="11.434cm" svg:y1="6.258cm" svg:x2="16.668cm" svg:y2="6.258cm">
          <text:p/>
        </draw:line>
        <draw:frame draw:style-name="gr18" draw:text-style-name="P3" draw:layer="measurelines" svg:width="1.493cm" svg:height="0.966cm" svg:x="8.451cm" svg:y="5.426cm">
          <draw:text-box>
            <text:p text:style-name="P2"><text:span text:style-name="T1">L</text:span><text:span text:style-name="T2">1</text:span></text:p>
          </draw:text-box>
        </draw:frame>
        <draw:frame draw:style-name="gr18" draw:text-style-name="P3" draw:layer="measurelines" svg:width="1.493cm" svg:height="0.966cm" svg:x="13.652cm" svg:y="5.427cm">
          <draw:text-box>
            <text:p text:style-name="P2"><text:span text:style-name="T1">L</text:span><text:span text:style-name="T2">2</text:span></text:p>
          </draw:text-box>
        </draw:frame>
        <draw:line draw:style-name="gr25" draw:text-style-name="P5" draw:layer="measurelines" svg:x1="3.534cm" svg:y1="1.919cm" svg:x2="5.137cm" svg:y2="1.919cm">
          <text:p/>
        </draw:line>
        <draw:frame draw:style-name="gr18" draw:text-style-name="P3" draw:layer="measurelines" svg:width="1.493cm" svg:height="0.966cm" svg:x="3.867cm" svg:y="1.022cm">
          <draw:text-box>
            <text:p text:style-name="P2"><text:span text:style-name="T1">z</text:span><text:span text:style-name="T2">s1,s2</text:span></text:p>
          </draw:text-box>
        </draw:frame>
        <draw:line draw:style-name="gr25" draw:text-style-name="P5" draw:layer="measurelines" svg:x1="6.195cm" svg:y1="1.258cm" svg:x2="10.362cm" svg:y2="1.258cm">
          <text:p/>
        </draw:line>
        <draw:frame draw:style-name="gr26" draw:text-style-name="P3" draw:layer="measurelines" svg:width="1.905cm" svg:height="1.035cm" svg:x="7.366cm" svg:y="0.397cm">
          <draw:text-box>
            <text:p text:style-name="P2"><text:span text:style-name="T1">z</text:span><text:span text:style-name="T2">g1,pillars</text:span></text:p>
          </draw:text-box>
        </draw:frame>
        <draw:line draw:style-name="gr25" draw:text-style-name="P5" draw:layer="measurelines" svg:x1="6.196cm" svg:y1="1.91cm" svg:x2="7.658cm" svg:y2="1.91cm">
          <text:p/>
        </draw:line>
        <draw:frame draw:style-name="gr27" draw:text-style-name="P3" draw:layer="measurelines" svg:width="1.353cm" svg:height="0.969cm" svg:x="6.305cm" svg:y="1.052cm">
          <draw:text-box>
            <text:p text:style-name="P2"><text:span text:style-name="T1">z</text:span><text:span text:style-name="T2">g1,c1</text:span></text:p>
          </draw:text-box>
        </draw:frame>
        <draw:line draw:style-name="gr25" draw:text-style-name="P5" draw:layer="measurelines" svg:x1="11.468cm" svg:y1="1.248cm" svg:x2="15.558cm" svg:y2="1.248cm">
          <text:p/>
        </draw:line>
        <draw:frame draw:style-name="gr28" draw:text-style-name="P3" draw:layer="measurelines" svg:width="1.316cm" svg:height="1.04cm" svg:x="12.946cm" svg:y="0.343cm">
          <draw:text-box>
            <text:p text:style-name="P2"><text:span text:style-name="T1">z</text:span><text:span text:style-name="T2">g2,c2</text:span></text:p>
          </draw:text-box>
        </draw:frame>
        <draw:custom-shape draw:style-name="gr29" draw:text-style-name="P5" draw:layer="layout" svg:width="0.127cm" svg:height="0.127cm" svg:x="18.498cm" svg:y="6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254cm" svg:height="0.254cm" svg:x="18.43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168cm" svg:height="0.747cm" svg:x="18.136cm" svg:y="6.246cm">
          <draw:text-box>
            <text:p><text:span text:style-name="T1">+y</text:span></text:p>
          </draw:text-box>
        </draw:frame>
        <draw:line draw:style-name="gr25" draw:text-style-name="P5" draw:layer="layout" svg:x1="5.391cm" svg:y1="3.659cm" svg:x2="5.391cm" svg:y2="3.405cm">
          <text:p/>
        </draw:line>
        <draw:frame draw:style-name="gr31" draw:text-style-name="P3" draw:layer="layout" svg:width="0.989cm" svg:height="0.966cm" svg:x="5.037cm" svg:y="2.575cm">
          <draw:text-box>
            <text:p text:style-name="P2"><text:span text:style-name="T1">w</text:span><text:span text:style-name="T2">2</text:span></text:p>
          </draw:text-box>
        </draw:frame>
        <draw:line draw:style-name="gr25" draw:text-style-name="P5" draw:layer="layout" svg:x1="3.292cm" svg:y1="3.659cm" svg:x2="3.292cm" svg:y2="3.405cm">
          <text:p/>
        </draw:line>
        <draw:frame draw:style-name="gr32" draw:text-style-name="P3" draw:layer="layout" svg:width="1.156cm" svg:height="1.667cm" svg:x="2.638cm" svg:y="2.575cm">
          <draw:text-box>
            <text:p text:style-name="P2"><text:span text:style-name="T1">w</text:span><text:span text:style-name="T2">1</text:span></text:p>
          </draw:text-box>
        </draw:frame>
        <draw:line draw:style-name="gr25" draw:text-style-name="P5" draw:layer="layout" svg:x1="18.292cm" svg:y1="4.58cm" svg:x2="18.292cm" svg:y2="2.421cm">
          <text:p/>
        </draw:line>
        <draw:frame draw:style-name="gr33" draw:text-style-name="P3" draw:layer="layout" svg:width="1.27cm" svg:height="0.966cm" svg:x="17.372cm" svg:y="2.986cm">
          <draw:text-box>
            <text:p text:style-name="P2"><text:span text:style-name="T1">w</text:span><text:span text:style-name="T2">det</text:span></text:p>
          </draw:text-box>
        </draw:frame>
        <draw:path draw:style-name="gr1" draw:text-style-name="P5" draw:layer="layout" svg:width="0.38cm" svg:height="0.38cm" svg:x="1.878cm" svg:y="3.652cm" svg:viewBox="0 0 381 381" svg:d="M0 0c381 0 381 381 381 381">
          <text:p/>
        </draw:path>
        <draw:path draw:style-name="gr1" draw:text-style-name="P5" draw:layer="layout" svg:width="0.38cm" svg:height="0.38cm" draw:transform="rotate (-3.14159265358979) translate (2.26cm 3.433cm)" svg:viewBox="0 0 381 381" svg:d="M381 0c-381 0-381 381-381 381">
          <text:p/>
        </draw:path>
        <draw:frame draw:style-name="gr34" draw:text-style-name="P3" draw:layer="layout" svg:width="1.987cm" svg:height="0.64cm" svg:x="1.143cm" svg:y="2.421cm">
          <draw:text-box>
            <text:p text:style-name="P2"><text:span text:style-name="T1">Skimmer</text:span></text:p>
          </draw:text-box>
        </draw:frame>
        <draw:line draw:style-name="gr1" draw:text-style-name="P5" draw:layer="layout" svg:x1="1.189cm" svg:y1="3.398cm" svg:x2="1.189cm" svg:y2="2.763cm">
          <text:p/>
        </draw:line>
        <draw:line draw:style-name="gr1" draw:text-style-name="P5" draw:layer="layout" svg:x1="1.189cm" svg:y1="4.299cm" svg:x2="1.189cm" svg:y2="3.664cm">
          <text:p/>
        </draw:line>
        <draw:line draw:style-name="gr1" draw:text-style-name="P5" draw:layer="layout" svg:x1="1.189cm" svg:y1="4.274cm" svg:x2="0cm" svg:y2="4.274cm">
          <text:p/>
        </draw:line>
        <draw:line draw:style-name="gr1" draw:text-style-name="P5" draw:layer="layout" svg:x1="1.19cm" svg:y1="2.787cm" svg:x2="0.001cm" svg:y2="2.787cm">
          <text:p/>
        </draw:line>
        <draw:frame draw:style-name="gr34" draw:text-style-name="P3" draw:layer="layout" svg:width="1.987cm" svg:height="1.029cm" svg:x="-0.082cm" svg:y="4.321cm">
          <draw:text-box>
            <text:p text:style-name="P2"><text:span text:style-name="T1">Heated nozzle</text:span></text:p>
          </draw:text-box>
        </draw:frame>
        <draw:frame draw:style-name="gr34" draw:text-style-name="P3" draw:layer="layout" svg:width="1.324cm" svg:height="1.029cm" svg:x="-0.127cm" svg:y="3.056cm">
          <draw:text-box>
            <text:p text:style-name="P2"><text:span text:style-name="T1">atom gas</text:span></text:p>
          </draw:text-box>
        </draw:frame>
        <draw:line draw:style-name="gr25" draw:text-style-name="P5" draw:layer="layout" svg:x1="7.633cm" svg:y1="1.909cm" svg:x2="15.571cm" svg:y2="1.909cm">
          <text:p/>
        </draw:line>
        <draw:frame draw:style-name="gr28" draw:text-style-name="P3" draw:layer="layout" svg:width="2.554cm" svg:height="1.04cm" svg:x="10.502cm" svg:y="1.004cm">
          <draw:text-box>
            <text:p text:style-name="P2"><text:span text:style-name="T1">z</text:span><text:span text:style-name="T2">c1,c2</text:span></text:p>
          </draw:text-box>
        </draw:frame>
        <draw:line draw:style-name="gr25" draw:text-style-name="P5" draw:layer="layout" svg:x1="5.106cm" svg:y1="1.913cm" svg:x2="6.223cm" svg:y2="1.913cm">
          <text:p/>
        </draw:line>
        <draw:frame draw:style-name="gr18" draw:text-style-name="P3" draw:layer="layout" svg:width="1.38cm" svg:height="0.966cm" svg:x="5.106cm" svg:y="1.016cm">
          <draw:text-box>
            <text:p text:style-name="P2"><text:span text:style-name="T1">z</text:span><text:span text:style-name="T2">s2,g1</text:span></text:p>
          </draw:text-box>
        </draw:frame>
        <draw:g>
          <draw:path draw:style-name="gr35" draw:text-style-name="P5" draw:layer="layout" svg:width="4.182cm" svg:height="2.161cm" draw:transform="skewX (0.0605629250442033) rotate (-0.464606646880891) translate (10.103127305718cm 4.89157815112512cm)" svg:viewBox="0 0 4183 2162" svg:d="M0 2162c3190 0 4183-2162 4183-2162">
            <text:p/>
          </draw:path>
          <draw:line draw:style-name="gr35" draw:text-style-name="P5" draw:layer="layout" svg:x1="13.589cm" svg:y1="6.766cm" svg:x2="13.843cm" svg:y2="6.766cm">
            <text:p/>
          </draw:line>
          <draw:line draw:style-name="gr35" draw:text-style-name="P5" draw:layer="layout" svg:x1="13.843cm" svg:y1="6.766cm" svg:x2="13.716cm" svg:y2="7.02cm">
            <text:p/>
          </draw:line>
        </draw:g>
        <draw:frame draw:style-name="gr36" draw:text-style-name="P3" draw:layer="layout" svg:width="1.115cm" svg:height="0.966cm" svg:x="10.95cm" svg:y="6.512cm">
          <draw:text-box>
            <text:p text:style-name="P2"><text:span text:style-name="T3">Ω</text:span><text:span text:style-name="T2">la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7.4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7-24T15:07:21.624081456</dc:date>
    <meta:editing-duration>PT4H53M46S</meta:editing-duration>
    <meta:editing-cycles>40</meta:editing-cycles>
    <meta:generator>LibreOffice/4.2.8.2$Linux_X86_64 LibreOffice_project/420m0$Build-2</meta:generator>
    <dc:creator>Maxwell Gregoire</dc:creator>
    <meta:document-statistic meta:object-count="79"/>
  </office:meta>
</office:document-meta>
</file>